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On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Thalayolaparambu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Sargipali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</table:table>
      <table:table table:name="Tom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100" calcext:value-type="float">
            <text:p>2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Chhindwara(F&amp;V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480" calcext:value-type="float">
            <text:p>1480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30/04/202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1/05/2020</text:p>
          </table:table-cell>
          <table:table-cell office:value-type="float" office:value="860" calcext:value-type="float">
            <text:p>860</text:p>
          </table:table-cell>
          <table:table-cell office:value-type="float" office:value="1020" calcext:value-type="float">
            <text:p>102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2/05/2020</text:p>
          </table:table-cell>
          <table:table-cell office:value-type="float" office:value="725" calcext:value-type="float">
            <text:p>725</text:p>
          </table:table-cell>
          <table:table-cell office:value-type="float" office:value="860" calcext:value-type="float">
            <text:p>86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4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6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</table:table>
      <table:table table:name="Pot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30/04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1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3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4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6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ena(F&amp;V)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2" office:value-type="string" calcext:value-type="string">
            <text:p>Rajasamand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90" calcext:value-type="float">
            <text:p>1590</text:p>
          </table:table-cell>
          <table:table-cell office:value-type="float" office:value="1610" calcext:value-type="float">
            <text:p>161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615" calcext:value-type="float">
            <text:p>1615</text:p>
          </table:table-cell>
          <table:table-cell office:value-type="float" office:value="1635" calcext:value-type="float">
            <text:p>163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1625" calcext:value-type="float">
            <text:p>1625</text:p>
          </table:table-cell>
          <table:table-cell office:value-type="float" office:value="1645" calcext:value-type="float">
            <text:p>1645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1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2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3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4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</table:table>
      <table:table table:name="Cabbage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60" calcext:value-type="float">
            <text:p>76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880" calcext:value-type="float">
            <text:p>88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40" calcext:value-type="float">
            <text:p>8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8T23:03:37.661554182</dc:date>
    <meta:editing-duration>PT45M43S</meta:editing-duration>
    <meta:editing-cycles>5</meta:editing-cycles>
    <meta:generator>LibreOffice/6.0.7.3$Linux_X86_64 LibreOffice_project/00m0$Build-3</meta:generator>
    <meta:document-statistic meta:table-count="5" meta:cell-count="2601" meta:object-count="0"/>
  </office:meta>
</office:document-meta>
</file>